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ec9e" officeooo:paragraph-rsid="0011ec9e"/>
    </style:style>
    <style:style style:name="P2" style:family="paragraph" style:parent-style-name="Standard">
      <style:text-properties officeooo:rsid="0013403a" officeooo:paragraph-rsid="0013403a"/>
    </style:style>
    <style:style style:name="P3" style:family="paragraph" style:parent-style-name="Standard">
      <style:text-properties officeooo:rsid="0013403a" officeooo:paragraph-rsid="00192bbe"/>
    </style:style>
    <style:style style:name="P4" style:family="paragraph" style:parent-style-name="Standard">
      <style:text-properties officeooo:rsid="0014ba83" officeooo:paragraph-rsid="0014ba83"/>
    </style:style>
    <style:style style:name="P5" style:family="paragraph" style:parent-style-name="Standard">
      <style:text-properties officeooo:rsid="001538c5" officeooo:paragraph-rsid="001538c5"/>
    </style:style>
    <style:style style:name="P6" style:family="paragraph" style:parent-style-name="Standard">
      <style:text-properties officeooo:rsid="0016e80e" officeooo:paragraph-rsid="0016e80e"/>
    </style:style>
    <style:style style:name="P7" style:family="paragraph" style:parent-style-name="Standard">
      <style:text-properties officeooo:rsid="0016e80e" officeooo:paragraph-rsid="001a0778"/>
    </style:style>
    <style:style style:name="P8" style:family="paragraph" style:parent-style-name="Standard">
      <style:text-properties officeooo:rsid="00192bbe" officeooo:paragraph-rsid="00192bbe"/>
    </style:style>
    <style:style style:name="P9" style:family="paragraph" style:parent-style-name="Standard">
      <style:text-properties officeooo:rsid="001a0778" officeooo:paragraph-rsid="001a0778"/>
    </style:style>
    <style:style style:name="P10" style:family="paragraph" style:parent-style-name="Standard">
      <style:text-properties officeooo:rsid="001c0189" officeooo:paragraph-rsid="001c0189"/>
    </style:style>
    <style:style style:name="T1" style:family="text">
      <style:text-properties officeooo:rsid="0014ba83"/>
    </style:style>
    <style:style style:name="T2" style:family="text">
      <style:text-properties officeooo:rsid="0019a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povedniky – REPOT in IS</text:p>
      <text:p text:style-name="P1"/>
      <text:p text:style-name="P2">- kontrola zadanych dat treti stranou → napr. diskova pole → adapter</text:p>
      <text:p text:style-name="P2"/>
      <text:p text:style-name="P8">Adapter </text:p>
      <text:p text:style-name="P8">- Adaptee – third party providers of services</text:p>
      <text:p text:style-name="P8">- Adapter – Information system REPOT interface which would process the information and send it to adaptee</text:p>
      <text:p text:style-name="P3"/>
      <text:p text:style-name="P2">composite – otazky, odpovede; <text:span text:style-name="T1">odpovedniky</text:span> </text:p>
      <text:p text:style-name="P2"/>
      <text:p text:style-name="P8">Composite</text:p>
      <text:p text:style-name="P8">- Component – Question, composite – Question, leaf – Answer</text:p>
      <text:p text:style-name="P8">- We are taking into account subquestions in parent questions</text:p>
      <text:p text:style-name="P8"/>
      <text:p text:style-name="P4">flyweight – odpovede, template odpovednik</text:p>
      <text:p text:style-name="P4"/>
      <text:p text:style-name="P8">Flyweight</text:p>
      <text:p text:style-name="P8">- Answers – multichoice – at least yes / no will be present several times in composite leaves</text:p>
      <text:p text:style-name="P8">- maybe Question templates – as we would collect only the answer data with reference to question templates</text:p>
      <text:p text:style-name="P4"/>
      <text:p text:style-name="P5">strategy – volba roznych otazok, generovanie rozdielnych odpovednikov</text:p>
      <text:p text:style-name="P5"/>
      <text:p text:style-name="P8">Strategy</text:p>
      <text:p text:style-name="P8">- strategy for different question choosing in different REPOTs</text:p>
      <text:p text:style-name="P8">- basically random generation from the <text:span text:style-name="T2">set of provided questions</text:span></text:p>
      <text:p text:style-name="P5"/>
      <text:p text:style-name="P5">builder – odpovedniky</text:p>
      <text:p text:style-name="P5"/>
      <text:p text:style-name="P9">Builder</text:p>
      <text:p text:style-name="P9">- REPOTs build process as it can contain many different questions and answers</text:p>
      <text:p text:style-name="P9"/>
      <text:p text:style-name="P7">factory – mozno typovo odpovedniky ak by boli len multichoice alebo len otvorene otazky, + mix, kde by bolo nutne kazdu specifikovat ako jej typ</text:p>
      <text:p text:style-name="P7"/>
      <text:p text:style-name="P9">Factory method</text:p>
      <text:p text:style-name="P9">- REPOT for different types of questions – for instance, multichoice REPOT, open questions REPOT, yes/no REPOT</text:p>
      <text:p text:style-name="P7"/>
      <text:p text:style-name="P6">observer – pri zmene odpvedniku ucitelom – oprava chyb – mala by sa updatenut aj u studentov</text:p>
      <text:p text:style-name="P6"/>
      <text:p text:style-name="P10">Observer</text:p>
      <text:p text:style-name="P10">- subject – REPOT data - model</text:p>
      <text:p text:style-name="P10">- observer – REPOT – presentation for client</text:p>
      <text:p text:style-name="P10">- for any change provided on data model – like error correction – there may be possibility to update presentation of REPOTs dynamically – for instance, Students start answering REPOT, teacher finds error in last question – by the time they will get to it, it will be corrected</text:p>
      <text:p text:style-name="P6"/>
      <text:p text:style-name="P6"><text:soft-page-break/>iterator</text:p>
      <text:p text:style-name="P6">visi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8:18:54.468876039</meta:creation-date>
    <meta:generator>LibreOffice/5.2.6.1$Linux_X86_64 LibreOffice_project/20$Build-1</meta:generator>
    <dc:date>2017-03-31T09:38:05.138783849</dc:date>
    <meta:editing-duration>PT6M59S</meta:editing-duration>
    <meta:editing-cycles>4</meta:editing-cycles>
    <meta:document-statistic meta:table-count="0" meta:image-count="0" meta:object-count="0" meta:page-count="2" meta:paragraph-count="30" meta:word-count="259" meta:character-count="1712" meta:non-whitespace-character-count="1456"/>
  </office:meta>
</office:document-meta>
</file>